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3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4" table:default-cell-style-name="ce20"/>
        <table:table-column table:style-name="co2" table:default-cell-style-name="ce26"/>
        <table:table-column table:style-name="co2" table:number-columns-repeated="3" table:default-cell-style-name="ce20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/>
            <text:p><text:span text:style-name="T1">5. Dado el siguiente enunciado y las soluciones propuestas: </text:span></text:p>
            <text:p><text:span text:style-name="T1">a. Indique en cuál de las tres soluciones están correctamente identificadas las condiciones y acciones. </text:span></text:p>
            <text:p><text:span text:style-name="T1">b. En la solución del inciso anterior identificada como correcta, marque las acciones correspondientes. </text:span></text:p>
            <text:p><text:span text:style-name="T1">c. Sobre la tabla resultante del inciso b) realizar, de ser posible, la reducción correspondiente. </text:span></text:p>
            <text:p><text:span text:style-name="T1">Se desea desarrollar un sistema de autoayuda para una pinturería. Los clientes ingresan su inquietud al sistema </text:span></text:p>
            <text:p><text:span text:style-name="T1">web y el sistema debe ayudar a decidir qué tipo de pintura utilizar. </text:span></text:p>
            <text:p><text:span text:style-name="T1">Si lo que se va a </text:span><text:span text:style-name="T2">pintar es una pared</text:span><text:span text:style-name="T3">, entonces se deberá utilizar</text:span><text:span text:style-name="T4"> pintura tipo Látex </text:span><text:span text:style-name="T3">y previamente se le</text:span><text:span text:style-name="T4"> aplicará </text:span></text:p>
            <text:p><text:span text:style-name="T4">enduido</text:span><text:span text:style-name="T3">. Para pintar </text:span><text:span text:style-name="T2">otras superficies</text:span><text:span text:style-name="T3"> se usará</text:span><text:span text:style-name="T4"> Pintura Sintética </text:span><text:span text:style-name="T3">y se recomendará comprar además un </text:span><text:span text:style-name="T4">diluyente </text:span></text:p>
            <text:p><text:span text:style-name="T4">especial</text:span><text:span text:style-name="T3">. Si la pared que se va a pintar </text:span><text:span text:style-name="T2">está en el exterior</text:span><text:span text:style-name="T3"> se recomendará </text:span><text:span text:style-name="T4">Pintura Látex Exterior</text:span><text:span text:style-name="T3">, caso contrario </text:span></text:p>
            <text:p><text:span text:style-name="T1">será </text:span><text:span text:style-name="T4">Pintura Látex Interior</text:span><text:span text:style-name="T3">. Por último, en caso que lo que se desea pintar</text:span><text:span text:style-name="T2"> esté en mal estado</text:span><text:span text:style-name="T3">, deberá aplicarse </text:span></text:p>
            <text:p><text:span text:style-name="T1">primero </text:span><text:span text:style-name="T4">un fondo blanco</text:span><text:span text:style-name="T3">. </text:span></text:p>
          </table:table-cell>
          <table:covered-table-cell table:number-columns-repeated="1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30" office:value-type="string" calcext:value-type="string" table:number-columns-spanned="3" table:number-rows-spanned="1">
            <text:p>SOLUCION CORRECTA ES TABLA 3</text:p>
          </table:table-cell>
          <table:covered-table-cell table:number-columns-repeated="2" table:style-name="ce16"/>
          <table:table-cell table:style-name="ce16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intar pared? </text:p>
          </table:table-cell>
          <table:table-cell table:number-columns-repeated="4" table:style-name="ce18" office:value-type="string" calcext:value-type="string">
            <text:p>V </text:p>
          </table:table-cell>
          <table:table-cell table:style-name="ce25" office:value-type="string" calcext:value-type="string">
            <text:p>F </text:p>
          </table:table-cell>
          <table:table-cell table:number-columns-repeated="3" table:style-name="ce18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 calcext:value-type="string">
            <text:p>Exterior?</text:p>
          </table:table-cell>
          <table:table-cell table:number-columns-repeated="2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number-columns-repeated="2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l Estado?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25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Latex interi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0"/>
          <table:table-cell table:number-columns-repeated="7"/>
        </table:table-row>
        <table:table-row table:style-name="ro3">
          <table:table-cell table:style-name="ce7" office:value-type="string" calcext:value-type="string">
            <text:p>Latex exterior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6"/>
          <table:table-cell table:number-columns-repeated="4"/>
        </table:table-row>
        <table:table-row table:style-name="ro3">
          <table:table-cell table:style-name="ce5" office:value-type="string" calcext:value-type="string">
            <text:p>Esmalte sintetico</text:p>
          </table:table-cell>
          <table:table-cell table:number-columns-repeated="4"/>
          <table:table-cell table:style-name="ce20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duido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24" table:number-columns-repeated="4"/>
          <table:table-cell table:number-columns-repeated="4"/>
        </table:table-row>
        <table:table-row table:style-name="ro3">
          <table:table-cell table:style-name="ce5" office:value-type="string" calcext:value-type="string">
            <text:p>Fondo Blan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luyente especial</text:p>
          </table:table-cell>
          <table:table-cell table:style-name="ce24" table:number-columns-repeated="4"/>
          <table:table-cell table:number-columns-repeated="4" table:style-name="ce24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5 Y R7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7" office:value-type="string" calcext:value-type="string" table:number-columns-spanned="2" table:number-rows-spanned="1">
            <text:p>R5 Y R7</text:p>
          </table:table-cell>
          <table:covered-table-cell table:style-name="ce23"/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Pintar pared? </text:p>
          </table:table-cell>
          <table:table-cell table:number-columns-repeated="4" table:style-name="ce18" office:value-type="string" calcext:value-type="string">
            <text:p>V </text:p>
          </table:table-cell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2" table:style-name="ce18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5" office:value-type="string" calcext:value-type="string">
            <text:p>Exterior?</text:p>
          </table:table-cell>
          <table:table-cell table:number-columns-repeated="2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Mal Estado?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18"/>
          <table:table-cell table:number-columns-repeated="2" table:style-name="ce18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ce16"/>
          <table:table-cell table:style-name="ce26" table:number-columns-spanned="2" table:number-rows-spanned="1"/>
          <table:covered-table-cell table:style-name="ce20"/>
        </table:table-row>
        <table:table-row table:style-name="ro3">
          <table:table-cell table:style-name="ce5" office:value-type="string" calcext:value-type="string">
            <text:p>Latex interi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number-columns-repeated="3"/>
          <table:table-cell table:style-name="ce16"/>
          <table:table-cell table:style-name="ce28" table:number-columns-spanned="2" table:number-rows-spanned="1"/>
          <table:covered-table-cell table:style-name="ce24"/>
        </table:table-row>
        <table:table-row table:style-name="ro3">
          <table:table-cell table:style-name="ce7" office:value-type="string" calcext:value-type="string">
            <text:p>Latex exterior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2"/>
          <table:table-cell table:style-name="ce28" table:number-columns-spanned="2" table:number-rows-spanned="1"/>
          <table:covered-table-cell table:style-name="ce24"/>
          <table:table-cell table:style-name="ce24" table:number-columns-repeated="2"/>
          <table:table-cell/>
          <table:table-cell table:style-name="ce16"/>
          <table:table-cell table:style-name="ce26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5" office:value-type="string" calcext:value-type="string">
            <text:p>Esmalte sintetico</text:p>
          </table:table-cell>
          <table:table-cell table:number-columns-repeated="4"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 office:value-type="string" calcext:value-type="string">
            <text:p>X</text:p>
          </table:table-cell>
          <table:table-cell/>
          <table:table-cell table:style-name="ce16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24"/>
        </table:table-row>
        <table:table-row table:style-name="ro3">
          <table:table-cell office:value-type="string" calcext:value-type="string">
            <text:p>Enduido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28" table:number-columns-spanned="2" table:number-rows-spanned="1"/>
          <table:covered-table-cell table:style-name="ce24"/>
          <table:table-cell table:style-name="ce24" table:number-columns-repeated="2"/>
          <table:table-cell/>
          <table:table-cell table:style-name="ce16"/>
          <table:table-cell table:number-columns-repeated="2"/>
        </table:table-row>
        <table:table-row table:style-name="ro3">
          <table:table-cell table:style-name="ce5" office:value-type="string" calcext:value-type="string">
            <text:p>Fondo Blan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3"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diluyente especial</text:p>
          </table:table-cell>
          <table:table-cell table:style-name="ce24" table:number-columns-repeated="4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24"/>
          <table:table-cell table:number-columns-repeated="2" table:style-name="ce24" office:value-type="string" calcext:value-type="string">
            <text:p>X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6 y R8</text:p>
          </table:table-cell>
          <table:covered-table-cell table:number-columns-repeated="6" table:style-name="ce16"/>
          <table:covered-table-cell table:number-columns-repeated="2" table:style-name="Default"/>
          <table:table-cell/>
          <table:table-cell table:style-name="ce16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7" office:value-type="string" calcext:value-type="string" table:number-columns-spanned="2" table:number-rows-spanned="1">
            <text:p>R5 Y R7</text:p>
          </table:table-cell>
          <table:covered-table-cell table:style-name="ce23"/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intar pared? </text:p>
          </table:table-cell>
          <table:table-cell table:number-columns-repeated="4" table:style-name="ce18" office:value-type="string" calcext:value-type="string">
            <text:p>V </text:p>
          </table:table-cell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4"/>
        </table:table-row>
        <table:table-row table:style-name="ro3">
          <table:table-cell table:style-name="ce5" office:value-type="string" calcext:value-type="string">
            <text:p>Exterior?</text:p>
          </table:table-cell>
          <table:table-cell table:number-columns-repeated="2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2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Mal Estado?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Latex interi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26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7" office:value-type="string" calcext:value-type="string">
            <text:p>Latex exterior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2"/>
          <table:table-cell table:style-name="ce28" table:number-columns-spanned="2" table:number-rows-spanned="1"/>
          <table:covered-table-cell table:style-name="ce24"/>
          <table:table-cell table:style-name="ce28" table:number-columns-spanned="2" table:number-rows-spanned="1"/>
          <table:covered-table-cell table:style-name="ce24"/>
          <table:table-cell table:number-columns-repeated="4"/>
        </table:table-row>
        <table:table-row table:style-name="ro3">
          <table:table-cell table:style-name="ce5" office:value-type="string" calcext:value-type="string">
            <text:p>Esmalte sintetico</text:p>
          </table:table-cell>
          <table:table-cell table:number-columns-repeated="4"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26"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Enduido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28" table:number-columns-spanned="2" table:number-rows-spanned="1"/>
          <table:covered-table-cell table:style-name="ce24"/>
          <table:table-cell table:style-name="ce28" table:number-columns-spanned="2" table:number-rows-spanned="1"/>
          <table:covered-table-cell table:style-name="ce24"/>
          <table:table-cell table:number-columns-repeated="4"/>
        </table:table-row>
        <table:table-row table:style-name="ro3">
          <table:table-cell table:style-name="ce5" office:value-type="string" calcext:value-type="string">
            <text:p>Fondo Blan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26" table:number-columns-spanned="2" table:number-rows-spanned="1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diluyente especial</text:p>
          </table:table-cell>
          <table:table-cell table:style-name="ce24" table:number-columns-repeated="4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2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4:29:38.183000000</dc:date>
    <meta:editing-duration>PT1H19M3S</meta:editing-duration>
    <meta:editing-cycles>6</meta:editing-cycles>
    <meta:generator>LibreOffice/7.5.2.2$Windows_X86_64 LibreOffice_project/53bb9681a964705cf672590721dbc85eb4d0c3a2</meta:generator>
    <meta:document-statistic meta:table-count="1" meta:cell-count="177" meta:object-count="0"/>
  </office:meta>
</office:document-meta>
</file>